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size="12pt" fo:font-weight="normal" officeooo:rsid="004ef9e5" officeooo:paragraph-rsid="003e0f6a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line-height="115%"/>
      <style:text-properties fo:font-size="12pt" fo:font-weight="normal" officeooo:rsid="0033ea15" officeooo:paragraph-rsid="0033ea1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15%"/>
      <style:text-properties fo:font-size="12pt" fo:font-weight="normal" officeooo:rsid="0033ea15" officeooo:paragraph-rsid="003b3c7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115%"/>
      <style:text-properties fo:font-size="12pt" fo:font-weight="normal" officeooo:rsid="003e0f6a" officeooo:paragraph-rsid="003e0f6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115%"/>
      <style:text-properties fo:font-size="12pt" fo:font-weight="normal" officeooo:rsid="003e0f6a" officeooo:paragraph-rsid="00594d6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15%"/>
      <style:text-properties fo:font-size="12pt" fo:font-weight="normal" officeooo:rsid="00429f04" officeooo:paragraph-rsid="003e0f6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15%"/>
      <style:text-properties fo:font-size="12pt" fo:font-weight="normal" officeooo:rsid="0041fa6e" officeooo:paragraph-rsid="003e0f6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15%"/>
      <style:text-properties fo:font-size="12pt" fo:font-weight="normal" officeooo:rsid="0058b9fa" officeooo:paragraph-rsid="003e0f6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15%"/>
      <style:text-properties fo:font-size="12pt" fo:font-weight="normal" officeooo:rsid="005aa6ea" officeooo:paragraph-rsid="005aa6e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15%"/>
      <style:text-properties fo:font-size="12pt" fo:font-weight="normal" officeooo:rsid="005db45a" officeooo:paragraph-rsid="005aa6e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15%"/>
      <style:text-properties fo:font-size="12pt" fo:font-weight="normal" officeooo:rsid="0051cd99" officeooo:paragraph-rsid="003e366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15%"/>
      <style:text-properties fo:font-size="12pt" fo:font-weight="normal" officeooo:rsid="0051cd99" officeooo:paragraph-rsid="00547c3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15%"/>
      <style:text-properties fo:font-size="12pt" fo:font-weight="normal" officeooo:rsid="003e3667" officeooo:paragraph-rsid="003e366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line-height="115%"/>
      <style:text-properties fo:font-size="12pt" fo:font-weight="bold" officeooo:rsid="003e0f6a" officeooo:paragraph-rsid="003e0f6a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line-height="115%"/>
      <style:text-properties fo:font-size="12pt" fo:font-weight="bold" officeooo:rsid="003e0f6a" officeooo:paragraph-rsid="005aa6e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line-height="115%"/>
      <style:text-properties fo:font-size="12pt" fo:font-weight="bold" officeooo:rsid="003e0f6a" officeooo:paragraph-rsid="007af091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line-height="115%"/>
      <style:text-properties fo:font-size="12pt" fo:font-weight="bold" officeooo:rsid="0033ea15" officeooo:paragraph-rsid="0033ea15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line-height="115%"/>
      <style:text-properties fo:font-size="22pt" fo:font-weight="bold" officeooo:rsid="0033ea15" officeooo:paragraph-rsid="0033ea15" style:font-size-asian="22pt" style:font-weight-asian="bold" style:font-size-complex="22pt" style:font-weight-complex="bold"/>
    </style:style>
    <style:style style:name="P19" style:family="paragraph" style:parent-style-name="Standard">
      <style:paragraph-properties fo:line-height="115%"/>
      <style:text-properties fo:font-size="22pt" fo:font-weight="bold" officeooo:rsid="000ce82d" officeooo:paragraph-rsid="000ce82d" style:font-size-asian="22pt" style:font-weight-asian="bold" style:font-size-complex="22pt" style:font-weight-complex="bold"/>
    </style:style>
    <style:style style:name="P20" style:family="paragraph" style:parent-style-name="Standard">
      <style:paragraph-properties fo:line-height="115%"/>
      <style:text-properties officeooo:rsid="00043e6e" officeooo:paragraph-rsid="00043e6e"/>
    </style:style>
    <style:style style:name="P21" style:family="paragraph" style:parent-style-name="Standard">
      <style:paragraph-properties fo:line-height="115%"/>
      <style:text-properties fo:font-weight="bold" officeooo:rsid="000ce82d" officeooo:paragraph-rsid="000cf897" style:font-weight-asian="bold" style:font-weight-complex="bold"/>
    </style:style>
    <style:style style:name="P22" style:family="paragraph" style:parent-style-name="Standard">
      <style:paragraph-properties fo:line-height="115%"/>
      <style:text-properties fo:font-weight="bold" officeooo:rsid="000cf897" officeooo:paragraph-rsid="000cf897" style:font-weight-asian="bold" style:font-weight-complex="bold"/>
    </style:style>
    <style:style style:name="P23" style:family="paragraph" style:parent-style-name="Standard">
      <style:paragraph-properties fo:line-height="115%"/>
      <style:text-properties fo:font-weight="bold" officeooo:rsid="000df7ec" officeooo:paragraph-rsid="000df7ec" style:font-weight-asian="bold" style:font-weight-complex="bold"/>
    </style:style>
    <style:style style:name="P24" style:family="paragraph" style:parent-style-name="Standard">
      <style:paragraph-properties fo:line-height="115%"/>
      <style:text-properties fo:font-weight="bold" officeooo:rsid="000fe04c" officeooo:paragraph-rsid="001cd7a7" style:font-weight-asian="bold" style:font-weight-complex="bold"/>
    </style:style>
    <style:style style:name="P25" style:family="paragraph" style:parent-style-name="Standard">
      <style:paragraph-properties fo:line-height="115%"/>
      <style:text-properties fo:font-weight="bold" officeooo:rsid="000fe04c" officeooo:paragraph-rsid="0020a55a" style:font-weight-asian="bold" style:font-weight-complex="bold"/>
    </style:style>
    <style:style style:name="P26" style:family="paragraph" style:parent-style-name="Standard">
      <style:paragraph-properties fo:line-height="115%"/>
      <style:text-properties fo:font-weight="bold" officeooo:rsid="000fe04c" officeooo:paragraph-rsid="000fe04c" style:font-weight-asian="bold" style:font-weight-complex="bold"/>
    </style:style>
    <style:style style:name="P27" style:family="paragraph" style:parent-style-name="Standard">
      <style:paragraph-properties fo:line-height="115%"/>
      <style:text-properties fo:font-weight="normal" officeooo:rsid="000cf897" officeooo:paragraph-rsid="000cf897" style:font-weight-asian="normal" style:font-weight-complex="normal"/>
    </style:style>
    <style:style style:name="P28" style:family="paragraph" style:parent-style-name="Standard">
      <style:paragraph-properties fo:line-height="115%"/>
      <style:text-properties fo:font-weight="normal" officeooo:rsid="000fe04c" officeooo:paragraph-rsid="000df7ec" style:font-weight-asian="normal" style:font-weight-complex="normal"/>
    </style:style>
    <style:style style:name="P29" style:family="paragraph" style:parent-style-name="Standard">
      <style:paragraph-properties fo:line-height="115%"/>
      <style:text-properties fo:font-weight="normal" officeooo:rsid="000fe04c" officeooo:paragraph-rsid="0020a55a" style:font-weight-asian="normal" style:font-weight-complex="normal"/>
    </style:style>
    <style:style style:name="P30" style:family="paragraph" style:parent-style-name="Standard">
      <style:paragraph-properties fo:line-height="115%"/>
      <style:text-properties fo:font-weight="normal" officeooo:rsid="000fe04c" officeooo:paragraph-rsid="000fe04c" style:font-weight-asian="normal" style:font-weight-complex="normal"/>
    </style:style>
    <style:style style:name="P31" style:family="paragraph" style:parent-style-name="Standard">
      <style:paragraph-properties fo:line-height="115%"/>
      <style:text-properties fo:font-weight="normal" officeooo:rsid="0010a962" officeooo:paragraph-rsid="000fe04c" style:font-weight-asian="normal" style:font-weight-complex="normal"/>
    </style:style>
    <style:style style:name="P32" style:family="paragraph" style:parent-style-name="Standard">
      <style:paragraph-properties fo:line-height="115%"/>
      <style:text-properties fo:font-size="14pt" fo:font-weight="bold" officeooo:rsid="0033ea15" officeooo:paragraph-rsid="0033ea15" style:font-size-asian="14pt" style:font-weight-asian="bold" style:font-size-complex="14pt" style:font-weight-complex="bold"/>
    </style:style>
    <style:style style:name="P33" style:family="paragraph" style:parent-style-name="Standard">
      <style:paragraph-properties fo:line-height="115%"/>
      <style:text-properties fo:font-size="14pt" fo:font-weight="bold" officeooo:rsid="003e0f6a" officeooo:paragraph-rsid="003e0f6a" style:font-size-asian="14pt" style:font-weight-asian="bold" style:font-size-complex="14pt" style:font-weight-complex="bold"/>
    </style:style>
    <style:style style:name="P34" style:family="paragraph" style:parent-style-name="Standard">
      <style:paragraph-properties fo:line-height="115%"/>
      <style:text-properties fo:font-size="14pt" fo:font-weight="bold" officeooo:rsid="003e3667" officeooo:paragraph-rsid="003e3667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f7ec" style:font-weight-asian="normal" style:font-weight-complex="normal"/>
    </style:style>
    <style:style style:name="T3" style:family="text">
      <style:text-properties fo:font-weight="normal" officeooo:rsid="000fe04c" style:font-weight-asian="normal" style:font-weight-complex="normal"/>
    </style:style>
    <style:style style:name="T4" style:family="text">
      <style:text-properties fo:font-weight="normal" officeooo:rsid="0010a962" style:font-weight-asian="normal" style:font-weight-complex="normal"/>
    </style:style>
    <style:style style:name="T5" style:family="text">
      <style:text-properties fo:font-weight="normal" officeooo:rsid="00113c96" style:font-weight-asian="normal" style:font-weight-complex="normal"/>
    </style:style>
    <style:style style:name="T6" style:family="text">
      <style:text-properties fo:font-weight="normal" officeooo:rsid="0016261b" style:font-weight-asian="normal" style:font-weight-complex="normal"/>
    </style:style>
    <style:style style:name="T7" style:family="text">
      <style:text-properties fo:font-weight="normal" officeooo:rsid="0017ce63" style:font-weight-asian="normal" style:font-weight-complex="normal"/>
    </style:style>
    <style:style style:name="T8" style:family="text">
      <style:text-properties fo:font-weight="normal" officeooo:rsid="00198234" style:font-weight-asian="normal" style:font-weight-complex="normal"/>
    </style:style>
    <style:style style:name="T9" style:family="text">
      <style:text-properties fo:font-weight="normal" officeooo:rsid="001b2cdf" style:font-weight-asian="normal" style:font-weight-complex="normal"/>
    </style:style>
    <style:style style:name="T10" style:family="text">
      <style:text-properties fo:font-weight="normal" officeooo:rsid="001f9d08" style:font-weight-asian="normal" style:font-weight-complex="normal"/>
    </style:style>
    <style:style style:name="T11" style:family="text">
      <style:text-properties fo:font-weight="normal" officeooo:rsid="0020a55a" style:font-weight-asian="normal" style:font-weight-complex="normal"/>
    </style:style>
    <style:style style:name="T12" style:family="text">
      <style:text-properties fo:font-weight="normal" officeooo:rsid="0020957a" style:font-weight-asian="normal" style:font-weight-complex="normal"/>
    </style:style>
    <style:style style:name="T13" style:family="text">
      <style:text-properties fo:font-weight="normal" officeooo:rsid="00216f1f" style:font-weight-asian="normal" style:font-weight-complex="normal"/>
    </style:style>
    <style:style style:name="T14" style:family="text">
      <style:text-properties fo:font-weight="normal" officeooo:rsid="002ff12d" style:font-weight-asian="normal" style:font-weight-complex="normal"/>
    </style:style>
    <style:style style:name="T15" style:family="text">
      <style:text-properties fo:font-weight="normal" officeooo:rsid="0041fa6e" style:font-weight-asian="normal" style:font-weight-complex="normal"/>
    </style:style>
    <style:style style:name="T16" style:family="text">
      <style:text-properties fo:font-weight="normal" officeooo:rsid="00429f04" style:font-weight-asian="normal" style:font-weight-complex="normal"/>
    </style:style>
    <style:style style:name="T17" style:family="text">
      <style:text-properties fo:font-weight="normal" officeooo:rsid="00448eb2" style:font-weight-asian="normal" style:font-weight-complex="normal"/>
    </style:style>
    <style:style style:name="T18" style:family="text">
      <style:text-properties fo:font-weight="normal" officeooo:rsid="00465f64" style:font-weight-asian="normal" style:font-weight-complex="normal"/>
    </style:style>
    <style:style style:name="T19" style:family="text">
      <style:text-properties fo:font-weight="normal" officeooo:rsid="0047d3d1" style:font-weight-asian="normal" style:font-weight-complex="normal"/>
    </style:style>
    <style:style style:name="T20" style:family="text">
      <style:text-properties fo:font-weight="normal" officeooo:rsid="004ef9e5" style:font-weight-asian="normal" style:font-weight-complex="normal"/>
    </style:style>
    <style:style style:name="T21" style:family="text">
      <style:text-properties fo:font-weight="normal" officeooo:rsid="004fff7a" style:font-weight-asian="normal" style:font-weight-complex="normal"/>
    </style:style>
    <style:style style:name="T22" style:family="text">
      <style:text-properties fo:font-weight="normal" officeooo:rsid="0058b9fa" style:font-weight-asian="normal" style:font-weight-complex="normal"/>
    </style:style>
    <style:style style:name="T23" style:family="text">
      <style:text-properties fo:font-weight="normal" officeooo:rsid="00594d67" style:font-weight-asian="normal" style:font-weight-complex="normal"/>
    </style:style>
    <style:style style:name="T24" style:family="text">
      <style:text-properties fo:font-weight="normal" officeooo:rsid="005983eb" style:font-weight-asian="normal" style:font-weight-complex="normal"/>
    </style:style>
    <style:style style:name="T25" style:family="text">
      <style:text-properties fo:font-weight="normal" officeooo:rsid="005aa6ea" style:font-weight-asian="normal" style:font-weight-complex="normal"/>
    </style:style>
    <style:style style:name="T26" style:family="text">
      <style:text-properties fo:font-weight="normal" officeooo:rsid="005c4891" style:font-weight-asian="normal" style:font-weight-complex="normal"/>
    </style:style>
    <style:style style:name="T27" style:family="text">
      <style:text-properties fo:font-weight="normal" officeooo:rsid="005db45a" style:font-weight-asian="normal" style:font-weight-complex="normal"/>
    </style:style>
    <style:style style:name="T28" style:family="text">
      <style:text-properties fo:font-weight="normal" officeooo:rsid="005ea477" style:font-weight-asian="normal" style:font-weight-complex="normal"/>
    </style:style>
    <style:style style:name="T29" style:family="text">
      <style:text-properties fo:font-weight="normal" officeooo:rsid="005f9b41" style:font-weight-asian="normal" style:font-weight-complex="normal"/>
    </style:style>
    <style:style style:name="T30" style:family="text">
      <style:text-properties fo:font-weight="normal" officeooo:rsid="00618e34" style:font-weight-asian="normal" style:font-weight-complex="normal"/>
    </style:style>
    <style:style style:name="T31" style:family="text">
      <style:text-properties fo:font-weight="normal" officeooo:rsid="0064a8d5" style:font-weight-asian="normal" style:font-weight-complex="normal"/>
    </style:style>
    <style:style style:name="T32" style:family="text">
      <style:text-properties fo:font-weight="normal" officeooo:rsid="0065ad12" style:font-weight-asian="normal" style:font-weight-complex="normal"/>
    </style:style>
    <style:style style:name="T33" style:family="text">
      <style:text-properties fo:font-weight="normal" officeooo:rsid="00696fdc" style:font-weight-asian="normal" style:font-weight-complex="normal"/>
    </style:style>
    <style:style style:name="T34" style:family="text">
      <style:text-properties fo:font-weight="normal" officeooo:rsid="0069b736" style:font-weight-asian="normal" style:font-weight-complex="normal"/>
    </style:style>
    <style:style style:name="T35" style:family="text">
      <style:text-properties fo:font-weight="normal" officeooo:rsid="006eebcb" style:font-weight-asian="normal" style:font-weight-complex="normal"/>
    </style:style>
    <style:style style:name="T36" style:family="text">
      <style:text-properties fo:font-weight="normal" officeooo:rsid="00700db9" style:font-weight-asian="normal" style:font-weight-complex="normal"/>
    </style:style>
    <style:style style:name="T37" style:family="text">
      <style:text-properties fo:font-weight="normal" officeooo:rsid="0071463b" style:font-weight-asian="normal" style:font-weight-complex="normal"/>
    </style:style>
    <style:style style:name="T38" style:family="text">
      <style:text-properties fo:font-weight="normal" officeooo:rsid="0073c09a" style:font-weight-asian="normal" style:font-weight-complex="normal"/>
    </style:style>
    <style:style style:name="T39" style:family="text">
      <style:text-properties fo:font-weight="normal" officeooo:rsid="007442c8" style:font-weight-asian="normal" style:font-weight-complex="normal"/>
    </style:style>
    <style:style style:name="T40" style:family="text">
      <style:text-properties fo:font-weight="normal" officeooo:rsid="007632ca" style:font-weight-asian="normal" style:font-weight-complex="normal"/>
    </style:style>
    <style:style style:name="T41" style:family="text">
      <style:text-properties officeooo:rsid="0017ff85"/>
    </style:style>
    <style:style style:name="T42" style:family="text">
      <style:text-properties officeooo:rsid="00198234"/>
    </style:style>
    <style:style style:name="T43" style:family="text">
      <style:text-properties officeooo:rsid="00216f1f"/>
    </style:style>
    <style:style style:name="T44" style:family="text">
      <style:text-properties officeooo:rsid="002c2f12"/>
    </style:style>
    <style:style style:name="T45" style:family="text">
      <style:text-properties officeooo:rsid="0035a672"/>
    </style:style>
    <style:style style:name="T46" style:family="text">
      <style:text-properties officeooo:rsid="00364797"/>
    </style:style>
    <style:style style:name="T47" style:family="text">
      <style:text-properties officeooo:rsid="0038d44d"/>
    </style:style>
    <style:style style:name="T48" style:family="text">
      <style:text-properties officeooo:rsid="0039596d"/>
    </style:style>
    <style:style style:name="T49" style:family="text">
      <style:text-properties officeooo:rsid="003b3c7d"/>
    </style:style>
    <style:style style:name="T50" style:family="text">
      <style:text-properties officeooo:rsid="003e3667"/>
    </style:style>
    <style:style style:name="T51" style:family="text">
      <style:text-properties officeooo:rsid="003e3eb5"/>
    </style:style>
    <style:style style:name="T52" style:family="text">
      <style:text-properties officeooo:rsid="004031c7"/>
    </style:style>
    <style:style style:name="T53" style:family="text">
      <style:text-properties officeooo:rsid="0041eea3"/>
    </style:style>
    <style:style style:name="T54" style:family="text">
      <style:text-properties officeooo:rsid="00465f64"/>
    </style:style>
    <style:style style:name="T55" style:family="text">
      <style:text-properties officeooo:rsid="0047d3d1"/>
    </style:style>
    <style:style style:name="T56" style:family="text">
      <style:text-properties officeooo:rsid="0054a116"/>
    </style:style>
    <style:style style:name="T57" style:family="text">
      <style:text-properties officeooo:rsid="00566185"/>
    </style:style>
    <style:style style:name="T58" style:family="text">
      <style:text-properties officeooo:rsid="00576db4"/>
    </style:style>
    <style:style style:name="T59" style:family="text">
      <style:text-properties officeooo:rsid="00577eed"/>
    </style:style>
    <style:style style:name="T60" style:family="text">
      <style:text-properties officeooo:rsid="00594d67"/>
    </style:style>
    <style:style style:name="T61" style:family="text">
      <style:text-properties officeooo:rsid="00632793"/>
    </style:style>
    <style:style style:name="T62" style:family="text">
      <style:text-properties officeooo:rsid="0078df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Versioner:</text:p>
      <text:p text:style-name="P17"/>
      <text:p text:style-name="P32">Version 1: <text:span text:style-name="T50">Gør det, vi har nu, lækkert</text:span></text:p>
      <text:p text:style-name="P2"/>
      <text:p text:style-name="P2">* <text:span text:style-name="T45">Parametre, som graf sekvensen kan konfigureres med:</text:span></text:p>
      <text:p text:style-name="P2">--- <text:span text:style-name="T46">threshold signal styrke</text:span></text:p>
      <text:p text:style-name="P2">--- <text:span text:style-name="T46">timebin længde</text:span></text:p>
      <text:p text:style-name="P2">--- <text:span text:style-name="T46">det overordnede tidsintervals endepunkter</text:span></text:p>
      <text:p text:style-name="P2"/>
      <text:p text:style-name="P2">* <text:span text:style-name="T47">Funktioner som kan udregnes på graf sekvensen:</text:span></text:p>
      <text:p text:style-name="P2">--- <text:span text:style-name="T47">Average degree</text:span></text:p>
      <text:p text:style-name="P2">--- <text:span text:style-name="T47">Network density</text:span></text:p>
      <text:p text:style-name="P2">--- <text:span text:style-name="T48">Number of isolated nodes</text:span></text:p>
      <text:p text:style-name="P3">--- <text:span text:style-name="T49">Link growth (absolute)</text:span></text:p>
      <text:p text:style-name="P3">--- <text:span text:style-name="T49">Link growth (relative)</text:span></text:p>
      <text:p text:style-name="P2">--- <text:span text:style-name="T47">Community detection (tidsserie med antallet af communities) </text:span></text:p>
      <text:p text:style-name="P2"/>
      <text:p text:style-name="P14">Nuværende mangler før version 1 er klar:</text:p>
      <text:p text:style-name="P4"/>
      <text:p text:style-name="P14"><text:span text:style-name="T15">* Tidsserie visualiseringerne af statistikkerne:</text:span></text:p>
      <text:p text:style-name="P14"><text:span text:style-name="T15">- </text:span><text:span text:style-name="T16">y-aksen: </text:span></text:p>
      <text:p text:style-name="P6">------ tilføj label med enhed</text:p>
      <text:p text:style-name="P14"><text:span text:style-name="T16">------ </text:span><text:span text:style-name="T17">sørg for at ticksne ikke bliver så sammenpressede, at de ikke kan læses </text:span><text:span text:style-name="T18">(</text:span><text:span text:style-name="T19">se for eksempel når thresholdet er -100 og timebin længden er 15 minutter</text:span><text:span text:style-name="T18">).</text:span></text:p>
      <text:p text:style-name="P14"><text:span text:style-name="T18">- </text:span><text:span text:style-name="T35">x-aksen:</text:span></text:p>
      <text:p text:style-name="P16"><text:span text:style-name="T35">------ </text:span><text:span text:style-name="T36">når brugeren vælger </text:span><text:span text:style-name="T37">timebin længde og toggler communities, så skal </text:span><text:span text:style-name="T38">den røde selektor bevarer sit offset </text:span><text:span text:style-name="T39">(få ændret togglingen af communities placering i koden, så </text:span><text:span text:style-name="T40">hele graf sekvensen ikke beregnes på ny, bare fordi communities toggles til eller fra</text:span><text:span text:style-name="T39">)</text:span><text:span text:style-name="T38">. </text:span></text:p>
      <text:p text:style-name="P16"><text:span text:style-name="T38">--</text:span><text:span text:style-name="T35">---- tilføj lidt whitespace mellem x-aksen og den mindste værdi af stepgrafen</text:span></text:p>
      <text:p text:style-name="P14"><text:span text:style-name="T17">- </text:span><text:span text:style-name="T20">generelt:</text:span></text:p>
      <text:p text:style-name="P14"><text:span text:style-name="T20">------ </text:span><text:span text:style-name="T28">hver statistik skal kunne toggles til og fra.</text:span></text:p>
      <text:p text:style-name="P14"><text:span text:style-name="T28">------ tilføj statistik over antallet af communities, som togles til </text:span><text:span text:style-name="T29">og</text:span><text:span text:style-name="T28"> fra, når community detection togles.</text:span></text:p>
      <text:p text:style-name="P1">------ vis værdien af stepgrafen i den timebin, som den røde selektor er på.</text:p>
      <text:p text:style-name="P1">------ <text:span text:style-name="T62">når man forsøger at vise det maksimale antals bins, kan man ikke længere se den røde selektor. Løsningsforslag: Kommer hver bin til at svare til under n pixels, så sættes den røde selektors bredde til m pixels, uanset hvor mange pixels, hver bin svarer til.</text:span></text:p>
      <text:p text:style-name="P7"/>
      <text:p text:style-name="P14"><text:span text:style-name="T15">* </text:span><text:span text:style-name="T21">Community detection:</text:span></text:p>
      <text:p text:style-name="P14"><text:span text:style-name="T21">--- </text:span><text:span text:style-name="T22">D</text:span><text:span text:style-name="T21">er er for mange communities </text:span><text:span text:style-name="T22">til at farvekodningen rigtig giver mening. Foreslag til løsning: Når man har slået community detection til, og hover over en node i et community, så skal alle de andre nodes farves default farven.</text:span></text:p>
      <text:p text:style-name="P8"><text:soft-page-break/></text:p>
      <text:p text:style-name="P14"><text:span text:style-name="T22">* </text:span><text:span text:style-name="T31">Parameter control board:</text:span></text:p>
      <text:p text:style-name="P14"><text:span text:style-name="T22">--- </text:span><text:span text:style-name="T32">Community detection checkboxen skal ind i samme kodestruktur som resten af parameter-konfiguratorene. </text:span></text:p>
      <text:p text:style-name="P8"/>
      <text:p text:style-name="P14"><text:span text:style-name="T22">* </text:span><text:span text:style-name="T25">Overordnet design:</text:span></text:p>
      <text:p text:style-name="P9">--- positioner de forskellige rigtigt i forhold til hinanden.</text:p>
      <text:p text:style-name="P15"><text:span text:style-name="T25">--- </text:span><text:span text:style-name="T26">vælg flottere tekst font og indstil skrift størrelser.</text:span></text:p>
      <text:p text:style-name="P15"><text:span text:style-name="T26">--- </text:span><text:span text:style-name="T27">skriv tekster til hvert af parametrene, som brugeren kan konfigurere, og til hver af statistikkerne, der kan udregnes på graf sekvensen. Disse tekster skal komme frem i bokse, når brugeren hover over navnene på parameter-konfiguratorene / step graf visualiseringerne.</text:span></text:p>
      <text:p text:style-name="P15"><text:span text:style-name="T27">--- </text:span><text:span text:style-name="T36">tilføj “loader data...”, mens data loader.</text:span></text:p>
      <text:p text:style-name="P10"/>
      <text:p text:style-name="P15"><text:span text:style-name="T27">* </text:span><text:span text:style-name="T33">Performance optimering:</text:span></text:p>
      <text:p text:style-name="P15"><text:span text:style-name="T33">--- koden bliver langsom, når threshold=-100, binsize=5min og den fulde periode visualiseres. Det gør, at man ikke kan toggle community detection, fordi den er sat dumt I koden, så hele </text:span><text:span text:style-name="T34">graf </text:span><text:span text:style-name="T33">sekvensen beregnes på ny, </text:span><text:span text:style-name="T34">når community detection toggles</text:span><text:span text:style-name="T33">. Ændrer det.</text:span></text:p>
      <text:p text:style-name="P4"/>
      <text:p text:style-name="P33">Version 2: <text:span text:style-name="T50">Lav opdateringer, der giver mening i forhold til sodas dataset </text:span></text:p>
      <text:p text:style-name="P5"/>
      <text:p text:style-name="P5">* <text:span text:style-name="T52">Nye parametre, som graf sekvensen kan konfigures med:</text:span></text:p>
      <text:p text:style-name="P5">--- <text:span text:style-name="T60">antal skans i hver timebin</text:span></text:p>
      <text:p text:style-name="P5"/>
      <text:p text:style-name="P5">* <text:span text:style-name="T61">Histogram over degree distribution.</text:span></text:p>
      <text:p text:style-name="P4"/>
      <text:p text:style-name="P14"><text:span text:style-name="T1">* </text:span><text:span text:style-name="T23">Giv mulighed </text:span><text:span text:style-name="T24">for at sammenligne </text:span><text:span text:style-name="T30">visualiseringer af </text:span><text:span text:style-name="T24">flere parameter indstillinger </text:span><text:span text:style-name="T30">(objektifiser den nuværende kode, så der kan laves flere instances under hinanden).</text:span></text:p>
      <text:p text:style-name="P4"/>
      <text:p text:style-name="P33">Version 3: <text:span text:style-name="T51">Generaliser til dynamiske graf datasets generelt</text:span></text:p>
      <text:p text:style-name="P4"/>
      <text:p text:style-name="P4">* <text:span text:style-name="T52">Nye parametre, som graf sekvensen kan konfigures med:</text:span></text:p>
      <text:p text:style-name="P4">- <text:span text:style-name="T57">På links niveau:</text:span></text:p>
      <text:p text:style-name="P4">--- <text:span text:style-name="T54">thresholdet på “signalstyrken” skal kunne vælges mere fleksibelt</text:span></text:p>
      <text:p text:style-name="P4">------- <text:span text:style-name="T55">gør slideren til et interval og giv muligheden for at vælge både indersiden og ydersiden af intervallet.</text:span></text:p>
      <text:p text:style-name="P4">--- <text:span text:style-name="T52">directed / ikke directed</text:span></text:p>
      <text:p text:style-name="P4">--- <text:span text:style-name="T52">mulighed for at akkumulere links</text:span></text:p>
      <text:p text:style-name="P4">- <text:span text:style-name="T57">På node niveau:</text:span></text:p>
      <text:p text:style-name="P4">--- <text:span text:style-name="T57">brugeren skal også have mulighed for at selektere et subset af noderne ud fra deres features.</text:span></text:p>
      <text:p text:style-name="P4"/>
      <text:p text:style-name="P4">* <text:span text:style-name="T58">Mulighed for at gruppere nodes efter deres features og visualisere denne gruppering med en farvning af noderne.</text:span></text:p>
      <text:p text:style-name="P4"><text:soft-page-break/></text:p>
      <text:p text:style-name="P4">* <text:span text:style-name="T59">Gem uploadede datasets, så andre brugere også kan visualisere dem.</text:span></text:p>
      <text:p text:style-name="P4"/>
      <text:p text:style-name="P34">Version 4: Giv brugeren mulighed for at uploade scripts <text:span text:style-name="T53">med funktioner, der kan beregnes på graf sekvensen.</text:span></text:p>
      <text:p text:style-name="P11"/>
      <text:p text:style-name="P11">* clustering (community detection)</text:p>
      <text:p text:style-name="P13">--- <text:span text:style-name="T56">skal der også være mulighed for visualisering af overlappende clustering metoder?</text:span></text:p>
      <text:p text:style-name="P12"/>
      <text:p text:style-name="P12">* statistikker på graf-sekvensen.</text:p>
      <text:p text:style-name="P12"/>
      <text:p text:style-name="P12">* når en bruger uploader et script, så skal andre brugere også have mulighed for at bruge det. </text:p>
      <text:p text:style-name="P19"/>
      <text:p text:style-name="P19">Plan:</text:p>
      <text:p text:style-name="P20"/>
      <text:p text:style-name="P21">Første prioritet: <text:span text:style-name="T1">Færdig en flot visualisering med nuværende parametre (timebin length, threshold, number of bins, </text:span><text:span text:style-name="T8">start tidspunkt</text:span><text:span text:style-name="T1">) og statistikker (average degree).</text:span></text:p>
      <text:p text:style-name="P27">1. Lav mulighed for at vælge parametrene interaktivt. <text:span text:style-name="T43">ASGER</text:span></text:p>
      <text:p text:style-name="P22"><text:span text:style-name="T6">3</text:span><text:span text:style-name="T1">. </text:span><text:span text:style-name="T2">Lav </text:span><text:span text:style-name="T10">tidspunkts-</text:span><text:span text:style-name="T2">ticks på tidsakserne. </text:span><text:span text:style-name="T13">STOFFER</text:span></text:p>
      <text:p text:style-name="P23"><text:span text:style-name="T6">4</text:span><text:span text:style-name="T1">. </text:span><text:span text:style-name="T3">Design siden med css. </text:span><text:span text:style-name="T13">STOFFER</text:span></text:p>
      <text:p text:style-name="P28"/>
      <text:p text:style-name="P24">Anden prioritet: </text:p>
      <text:p text:style-name="P24"><text:span text:style-name="T1">* Klargør visualiseringen til eksamen: Tekst, fortælling. </text:span><text:span text:style-name="T13">ASGER</text:span></text:p>
      <text:p text:style-name="P25"><text:span text:style-name="T1">* </text:span><text:span text:style-name="T11">Opdater graf visualiseringen:</text:span></text:p>
      <text:p text:style-name="P25"><text:span text:style-name="T11">–- </text:span><text:span text:style-name="T9">Gør så at visualiseringen ikke “shuffler” ved tisskift <text:s/></text:span><text:span text:style-name="T13">STOFFER</text:span></text:p>
      <text:p text:style-name="P25"><text:span text:style-name="T9">–- </text:span><text:span text:style-name="T12">zoom ind på grafen</text:span><text:span text:style-name="T9"> </text:span><text:span text:style-name="T13">STOFFER</text:span></text:p>
      <text:p text:style-name="P25"><text:span text:style-name="T13">--- </text:span><text:span text:style-name="T14">Community detection ASGER</text:span></text:p>
      <text:p text:style-name="P29">* <text:span text:style-name="T41">Mulighed for at sammenligne to valg af parametre: STOFFER</text:span></text:p>
      <text:p text:style-name="P29">--- <text:span text:style-name="T41">få de to visuelle outputs under hinanden</text:span></text:p>
      <text:p text:style-name="P29"/>
      <text:p text:style-name="P26">Tredje prioritet: <text:span text:style-name="T1">Udvid visualiseringen. Muligheder:</text:span></text:p>
      <text:p text:style-name="P30">* Nye parametre:</text:p>
      <text:p text:style-name="P30">--- antal skans i hver bin.</text:p>
      <text:p text:style-name="P30">--- <text:span text:style-name="T42">vælg start og slut tidspunkt i stedet for (offset, number of bins)</text:span></text:p>
      <text:p text:style-name="P30">--- directed graf</text:p>
      <text:p text:style-name="P30">--- akkumuler links (til bitcoins dataset)</text:p>
      <text:p text:style-name="P30"/>
      <text:p text:style-name="P26"><text:span text:style-name="T1">* </text:span><text:span text:style-name="T4">Nye statistikker:</text:span></text:p>
      <text:p text:style-name="P31">--- degree distribution <text:span text:style-name="T44">ASGER</text:span></text:p>
      <text:p text:style-name="P31">--- cluster coefficient</text:p>
      <text:p text:style-name="P30"><text:soft-page-break/></text:p>
      <text:p text:style-name="P26"><text:span text:style-name="T1">* </text:span><text:span text:style-name="T4">Generaliser:</text:span></text:p>
      <text:p text:style-name="P26"><text:span text:style-name="T4">--- </text:span><text:span text:style-name="T5">mulighed for at uploade andre datasets</text:span></text:p>
      <text:p text:style-name="P26"><text:span text:style-name="T5">--- </text:span><text:span text:style-name="T7">bitcoin datasettet (kræver at directed graf og akkumuler links parametrene er implementeret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21:55:11.136112494</meta:creation-date>
    <dc:date>2018-01-15T01:18:08.549308414</dc:date>
    <meta:editing-duration>PT4H1M14S</meta:editing-duration>
    <meta:editing-cycles>95</meta:editing-cycles>
    <meta:generator>LibreOffice/5.1.6.2$Linux_X86_64 LibreOffice_project/10m0$Build-2</meta:generator>
    <meta:document-statistic meta:table-count="0" meta:image-count="0" meta:object-count="0" meta:page-count="4" meta:paragraph-count="83" meta:word-count="804" meta:character-count="5166" meta:non-whitespace-character-count="4437"/>
  </office:meta>
</office:document-meta>
</file>